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Juna Gruning</text:p>
            <text:p text:style-name="P10"/>
            <text:p text:style-name="P10">Ausbildungsberaterin</text:p>
            <text:p text:style-name="Contact_20_info">1234567890 – <text:span text:style-name="T15">charlie@krajcik.co – </text:span><text:span text:style-name="T16">www.my-website.com</text:span></text:p>
            <text:p text:style-name="Contact_20_info"/>
            <text:p text:style-name="P7">Eius dicta minus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26b40686-e505-4c9f-9945-77bbf60e8834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7eca107f-1b52-463a-8488-45cc97abd225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1bf03131-f68d-4116-9c6b-c003379b89f7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Juna Gruning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